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meta.xml"/>
  <manifest:file-entry manifest:media-type="text/xml" manifest:full-path="styles.xml"/>
  <manifest:file-entry manifest:media-type="text/xml" manifest:full-path="content.xml"/>
  <manifest:file-entry manifest:media-type="text/xml" manifest:full-path="Formula-0015/content.xml"/>
  <manifest:file-entry manifest:media-type="application/vnd.oasis.opendocument.formula" manifest:full-path="Formula-0015/" manifest:version="1.2"/>
  <manifest:file-entry manifest:media-type="text/xml" manifest:full-path="Formula-0014/content.xml"/>
  <manifest:file-entry manifest:media-type="application/vnd.oasis.opendocument.formula" manifest:full-path="Formula-0014/" manifest:version="1.2"/>
  <manifest:file-entry manifest:media-type="text/xml" manifest:full-path="Formula-0013/content.xml"/>
  <manifest:file-entry manifest:media-type="application/vnd.oasis.opendocument.formula" manifest:full-path="Formula-0013/" manifest:version="1.2"/>
  <manifest:file-entry manifest:media-type="text/xml" manifest:full-path="Formula-0012/content.xml"/>
  <manifest:file-entry manifest:media-type="application/vnd.oasis.opendocument.formula" manifest:full-path="Formula-0012/" manifest:version="1.2"/>
  <manifest:file-entry manifest:media-type="text/xml" manifest:full-path="Formula-0011/content.xml"/>
  <manifest:file-entry manifest:media-type="application/vnd.oasis.opendocument.formula" manifest:full-path="Formula-0011/" manifest:version="1.2"/>
  <manifest:file-entry manifest:media-type="text/xml" manifest:full-path="Formula-0010/content.xml"/>
  <manifest:file-entry manifest:media-type="application/vnd.oasis.opendocument.formula" manifest:full-path="Formula-0010/" manifest:version="1.2"/>
  <manifest:file-entry manifest:media-type="text/xml" manifest:full-path="Formula-0009/content.xml"/>
  <manifest:file-entry manifest:media-type="application/vnd.oasis.opendocument.formula" manifest:full-path="Formula-0009/" manifest:version="1.2"/>
  <manifest:file-entry manifest:media-type="text/xml" manifest:full-path="Formula-0008/content.xml"/>
  <manifest:file-entry manifest:media-type="application/vnd.oasis.opendocument.formula" manifest:full-path="Formula-0008/" manifest:version="1.2"/>
  <manifest:file-entry manifest:media-type="text/xml" manifest:full-path="Formula-0007/content.xml"/>
  <manifest:file-entry manifest:media-type="application/vnd.oasis.opendocument.formula" manifest:full-path="Formula-0007/" manifest:version="1.2"/>
  <manifest:file-entry manifest:media-type="text/xml" manifest:full-path="Formula-0006/content.xml"/>
  <manifest:file-entry manifest:media-type="application/vnd.oasis.opendocument.formula" manifest:full-path="Formula-0006/" manifest:version="1.2"/>
  <manifest:file-entry manifest:media-type="text/xml" manifest:full-path="Formula-0005/content.xml"/>
  <manifest:file-entry manifest:media-type="application/vnd.oasis.opendocument.formula" manifest:full-path="Formula-0005/" manifest:version="1.2"/>
  <manifest:file-entry manifest:media-type="text/xml" manifest:full-path="Formula-0004/content.xml"/>
  <manifest:file-entry manifest:media-type="application/vnd.oasis.opendocument.formula" manifest:full-path="Formula-0004/" manifest:version="1.2"/>
  <manifest:file-entry manifest:media-type="text/xml" manifest:full-path="Formula-0003/content.xml"/>
  <manifest:file-entry manifest:media-type="application/vnd.oasis.opendocument.formula" manifest:full-path="Formula-0003/" manifest:version="1.2"/>
  <manifest:file-entry manifest:media-type="text/xml" manifest:full-path="Formula-0002/content.xml"/>
  <manifest:file-entry manifest:media-type="application/vnd.oasis.opendocument.formula" manifest:full-path="Formula-0002/" manifest:version="1.2"/>
  <manifest:file-entry manifest:media-type="text/xml" manifest:full-path="Formula-0001/content.xml"/>
  <manifest:file-entry manifest:media-type="application/vnd.oasis.opendocument.formula" manifest:full-path="Formula-0001/" manifest:version="1.2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BEGIN: table-cell styles OrgTableCell -->
    <style:style style:name="OrgTableCell" style:family="table-cell">
      <style:table-cell-properties fo:padding="0.159cm" fo:border-top="none" fo:border-bottom="none" fo:border-left="none" fo:border-right="none"/>
    </style:style>
    <style:style style:name="OrgTableCellR" style:family="table-cell">
      <style:table-cell-properties fo:padding="0.159cm" fo:border-top="none" fo:border-bottom="none" fo:border-left="none" fo:border-right="0.002cm solid #000000"/>
    </style:style>
    <style:style style:name="OrgTableCellL" style:family="table-cell">
      <style:table-cell-properties fo:padding="0.159cm" fo:border-top="none" fo:border-bottom="none" fo:border-left="0.002cm solid #000000" fo:border-right="none"/>
    </style:style>
    <style:style style:name="OrgTableCellLR" style:family="table-cell">
      <style:table-cell-properties fo:padding="0.159cm" fo:border-top="none" fo:border-bottom="none" fo:border-left="0.002cm solid #000000" fo:border-right="0.002cm solid #000000"/>
    </style:style>
    <style:style style:name="OrgTableCellB" style:family="table-cell">
      <style:table-cell-properties fo:padding="0.159cm" fo:border-top="none" fo:border-bottom="0.002cm solid #000000" fo:border-left="none" fo:border-right="none"/>
    </style:style>
    <style:style style:name="OrgTableCellBR" style:family="table-cell">
      <style:table-cell-properties fo:padding="0.159cm" fo:border-top="none" fo:border-bottom="0.002cm solid #000000" fo:border-left="none" fo:border-right="0.002cm solid #000000"/>
    </style:style>
    <style:style style:name="OrgTableCellBL" style:family="table-cell">
      <style:table-cell-properties fo:padding="0.159cm" fo:border-top="none" fo:border-bottom="0.002cm solid #000000" fo:border-left="0.002cm solid #000000" fo:border-right="none"/>
    </style:style>
    <style:style style:name="OrgTable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CellT" style:family="table-cell">
      <style:table-cell-properties fo:padding="0.159cm" fo:border-top="0.002cm solid #000000" fo:border-bottom="none" fo:border-left="none" fo:border-right="none"/>
    </style:style>
    <style:style style:name="OrgTableCellTR" style:family="table-cell">
      <style:table-cell-properties fo:padding="0.159cm" fo:border-top="0.002cm solid #000000" fo:border-bottom="none" fo:border-left="none" fo:border-right="0.002cm solid #000000"/>
    </style:style>
    <style:style style:name="OrgTableCellTL" style:family="table-cell">
      <style:table-cell-properties fo:padding="0.159cm" fo:border-top="0.002cm solid #000000" fo:border-bottom="none" fo:border-left="0.002cm solid #000000" fo:border-right="none"/>
    </style:style>
    <style:style style:name="OrgTable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CellTB" style:family="table-cell">
      <style:table-cell-properties fo:padding="0.159cm" fo:border-top="0.002cm solid #000000" fo:border-bottom="0.002cm solid #000000" fo:border-left="none" fo:border-right="none"/>
    </style:style>
    <style:style style:name="OrgTable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CellTop" style:family="table-cell">
      <style:table-cell-properties fo:padding="0.159cm" fo:border-top="none" fo:border-bottom="none" fo:border-left="none" fo:border-right="none" style:vertical-align="top"/>
    </style:style>
    <style:style style:name="OrgTable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CellMiddle" style:family="table-cell">
      <style:table-cell-properties fo:padding="0.159cm" fo:border-top="none" fo:border-bottom="none" fo:border-left="none" fo:border-right="none" style:vertical-align="middle"/>
    </style:style>
    <style:style style:name="OrgTable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CellBottom" style:family="table-cell">
      <style:table-cell-properties fo:padding="0.159cm" fo:border-top="none" fo:border-bottom="none" fo:border-left="none" fo:border-right="none" style:vertical-align="bottom"/>
    </style:style>
    <style:style style:name="OrgTable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!-- END: table-cell styles OrgTableCell -->
    <!-- BEGIN: table-cell styles OrgTableFirstColumnCell -->
    <style:style style:name="OrgTableFirstColumnCell" style:family="table-cell">
      <style:table-cell-properties fo:padding="0.159cm" fo:border-top="none" fo:border-bottom="none" fo:border-left="none" fo:border-right="none"/>
    </style:style>
    <style:style style:name="OrgTableFirstColumnCellR" style:family="table-cell">
      <style:table-cell-properties fo:padding="0.159cm" fo:border-top="none" fo:border-bottom="none" fo:border-left="none" fo:border-right="0.002cm solid #000000"/>
    </style:style>
    <style:style style:name="OrgTableFirstColumnCellL" style:family="table-cell">
      <style:table-cell-properties fo:padding="0.159cm" fo:border-top="none" fo:border-bottom="none" fo:border-left="0.002cm solid #000000" fo:border-right="none"/>
    </style:style>
    <style:style style:name="OrgTableFirstColumnCellLR" style:family="table-cell">
      <style:table-cell-properties fo:padding="0.159cm" fo:border-top="none" fo:border-bottom="none" fo:border-left="0.002cm solid #000000" fo:border-right="0.002cm solid #000000"/>
    </style:style>
    <style:style style:name="OrgTableFirstColumnCellB" style:family="table-cell">
      <style:table-cell-properties fo:padding="0.159cm" fo:border-top="none" fo:border-bottom="0.002cm solid #000000" fo:border-left="none" fo:border-right="none"/>
    </style:style>
    <style:style style:name="OrgTableFirstColumnCellBR" style:family="table-cell">
      <style:table-cell-properties fo:padding="0.159cm" fo:border-top="none" fo:border-bottom="0.002cm solid #000000" fo:border-left="none" fo:border-right="0.002cm solid #000000"/>
    </style:style>
    <style:style style:name="OrgTableFirstColumnCellBL" style:family="table-cell">
      <style:table-cell-properties fo:padding="0.159cm" fo:border-top="none" fo:border-bottom="0.002cm solid #000000" fo:border-left="0.002cm solid #000000" fo:border-right="none"/>
    </style:style>
    <style:style style:name="OrgTableFirstColumn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FirstColumnCellT" style:family="table-cell">
      <style:table-cell-properties fo:padding="0.159cm" fo:border-top="0.002cm solid #000000" fo:border-bottom="none" fo:border-left="none" fo:border-right="none"/>
    </style:style>
    <style:style style:name="OrgTableFirstColumnCellTR" style:family="table-cell">
      <style:table-cell-properties fo:padding="0.159cm" fo:border-top="0.002cm solid #000000" fo:border-bottom="none" fo:border-left="none" fo:border-right="0.002cm solid #000000"/>
    </style:style>
    <style:style style:name="OrgTableFirstColumnCellTL" style:family="table-cell">
      <style:table-cell-properties fo:padding="0.159cm" fo:border-top="0.002cm solid #000000" fo:border-bottom="none" fo:border-left="0.002cm solid #000000" fo:border-right="none"/>
    </style:style>
    <style:style style:name="OrgTableFirstColumn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FirstColumnCellTB" style:family="table-cell">
      <style:table-cell-properties fo:padding="0.159cm" fo:border-top="0.002cm solid #000000" fo:border-bottom="0.002cm solid #000000" fo:border-left="none" fo:border-right="none"/>
    </style:style>
    <style:style style:name="OrgTableFirstColumn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FirstColumn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FirstColumn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FirstColumnCellTop" style:family="table-cell">
      <style:table-cell-properties fo:padding="0.159cm" fo:border-top="none" fo:border-bottom="none" fo:border-left="none" fo:border-right="none" style:vertical-align="top"/>
    </style:style>
    <style:style style:name="OrgTableFirstColumn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FirstColumn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FirstColumn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FirstColumn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FirstColumn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FirstColumn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FirstColumn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FirstColumn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FirstColumn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FirstColumn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FirstColumn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FirstColumn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FirstColumn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FirstColumn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FirstColumn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FirstColumnCellMiddle" style:family="table-cell">
      <style:table-cell-properties fo:padding="0.159cm" fo:border-top="none" fo:border-bottom="none" fo:border-left="none" fo:border-right="none" style:vertical-align="middle"/>
    </style:style>
    <style:style style:name="OrgTableFirstColumn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FirstColumn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FirstColumn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FirstColumn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FirstColumn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FirstColumn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FirstColumn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FirstColumn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FirstColumn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FirstColumn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FirstColumn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FirstColumn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FirstColumn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FirstColumn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FirstColumn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FirstColumnCellBottom" style:family="table-cell">
      <style:table-cell-properties fo:padding="0.159cm" fo:border-top="none" fo:border-bottom="none" fo:border-left="none" fo:border-right="none" style:vertical-align="bottom"/>
    </style:style>
    <style:style style:name="OrgTableFirstColumn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FirstColumn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FirstColumn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FirstColumn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FirstColumn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FirstColumn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FirstColumn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FirstColumn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FirstColumn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FirstColumn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FirstColumn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FirstColumn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FirstColumn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FirstColumn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FirstColumn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!-- END: table-cell styles OrgTableFirstColumnCell -->
    <!-- BEGIN: table-cell styles OrgTableLastColumnCell -->
    <style:style style:name="OrgTableLastColumnCell" style:family="table-cell">
      <style:table-cell-properties fo:padding="0.159cm" fo:border-top="none" fo:border-bottom="none" fo:border-left="none" fo:border-right="none"/>
    </style:style>
    <style:style style:name="OrgTableLastColumnCellR" style:family="table-cell">
      <style:table-cell-properties fo:padding="0.159cm" fo:border-top="none" fo:border-bottom="none" fo:border-left="none" fo:border-right="0.002cm solid #000000"/>
    </style:style>
    <style:style style:name="OrgTableLastColumnCellL" style:family="table-cell">
      <style:table-cell-properties fo:padding="0.159cm" fo:border-top="none" fo:border-bottom="none" fo:border-left="0.002cm solid #000000" fo:border-right="none"/>
    </style:style>
    <style:style style:name="OrgTableLastColumnCellLR" style:family="table-cell">
      <style:table-cell-properties fo:padding="0.159cm" fo:border-top="none" fo:border-bottom="none" fo:border-left="0.002cm solid #000000" fo:border-right="0.002cm solid #000000"/>
    </style:style>
    <style:style style:name="OrgTableLastColumnCellB" style:family="table-cell">
      <style:table-cell-properties fo:padding="0.159cm" fo:border-top="none" fo:border-bottom="0.002cm solid #000000" fo:border-left="none" fo:border-right="none"/>
    </style:style>
    <style:style style:name="OrgTableLastColumnCellBR" style:family="table-cell">
      <style:table-cell-properties fo:padding="0.159cm" fo:border-top="none" fo:border-bottom="0.002cm solid #000000" fo:border-left="none" fo:border-right="0.002cm solid #000000"/>
    </style:style>
    <style:style style:name="OrgTableLastColumnCellBL" style:family="table-cell">
      <style:table-cell-properties fo:padding="0.159cm" fo:border-top="none" fo:border-bottom="0.002cm solid #000000" fo:border-left="0.002cm solid #000000" fo:border-right="none"/>
    </style:style>
    <style:style style:name="OrgTableLastColumn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LastColumnCellT" style:family="table-cell">
      <style:table-cell-properties fo:padding="0.159cm" fo:border-top="0.002cm solid #000000" fo:border-bottom="none" fo:border-left="none" fo:border-right="none"/>
    </style:style>
    <style:style style:name="OrgTableLastColumnCellTR" style:family="table-cell">
      <style:table-cell-properties fo:padding="0.159cm" fo:border-top="0.002cm solid #000000" fo:border-bottom="none" fo:border-left="none" fo:border-right="0.002cm solid #000000"/>
    </style:style>
    <style:style style:name="OrgTableLastColumnCellTL" style:family="table-cell">
      <style:table-cell-properties fo:padding="0.159cm" fo:border-top="0.002cm solid #000000" fo:border-bottom="none" fo:border-left="0.002cm solid #000000" fo:border-right="none"/>
    </style:style>
    <style:style style:name="OrgTableLastColumn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LastColumnCellTB" style:family="table-cell">
      <style:table-cell-properties fo:padding="0.159cm" fo:border-top="0.002cm solid #000000" fo:border-bottom="0.002cm solid #000000" fo:border-left="none" fo:border-right="none"/>
    </style:style>
    <style:style style:name="OrgTableLastColumn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LastColumn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LastColumn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LastColumnCellTop" style:family="table-cell">
      <style:table-cell-properties fo:padding="0.159cm" fo:border-top="none" fo:border-bottom="none" fo:border-left="none" fo:border-right="none" style:vertical-align="top"/>
    </style:style>
    <style:style style:name="OrgTableLastColumn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LastColumn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LastColumn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LastColumn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LastColumn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LastColumn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LastColumn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LastColumn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LastColumn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LastColumn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LastColumn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LastColumn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LastColumn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LastColumn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LastColumn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LastColumnCellMiddle" style:family="table-cell">
      <style:table-cell-properties fo:padding="0.159cm" fo:border-top="none" fo:border-bottom="none" fo:border-left="none" fo:border-right="none" style:vertical-align="middle"/>
    </style:style>
    <style:style style:name="OrgTableLastColumn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LastColumn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LastColumn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LastColumn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LastColumn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LastColumn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LastColumn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LastColumn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LastColumn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LastColumn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LastColumn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LastColumn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LastColumn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LastColumn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LastColumn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LastColumnCellBottom" style:family="table-cell">
      <style:table-cell-properties fo:padding="0.159cm" fo:border-top="none" fo:border-bottom="none" fo:border-left="none" fo:border-right="none" style:vertical-align="bottom"/>
    </style:style>
    <style:style style:name="OrgTableLastColumn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LastColumn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LastColumn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LastColumn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LastColumn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LastColumn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LastColumn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LastColumn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LastColumn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LastColumn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LastColumn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LastColumn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LastColumn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LastColumn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LastColumn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!-- END: table-cell styles OrgTableLastColumnCell -->
    <!-- BEGIN: table-cell styles OrgTableFirstRowCell -->
    <style:style style:name="OrgTableFirstRowCell" style:family="table-cell">
      <style:table-cell-properties fo:padding="0.159cm" fo:border-top="none" fo:border-bottom="none" fo:border-left="none" fo:border-right="none"/>
    </style:style>
    <style:style style:name="OrgTableFirstRowCellR" style:family="table-cell">
      <style:table-cell-properties fo:padding="0.159cm" fo:border-top="none" fo:border-bottom="none" fo:border-left="none" fo:border-right="0.002cm solid #000000"/>
    </style:style>
    <style:style style:name="OrgTableFirstRowCellL" style:family="table-cell">
      <style:table-cell-properties fo:padding="0.159cm" fo:border-top="none" fo:border-bottom="none" fo:border-left="0.002cm solid #000000" fo:border-right="none"/>
    </style:style>
    <style:style style:name="OrgTableFirstRowCellLR" style:family="table-cell">
      <style:table-cell-properties fo:padding="0.159cm" fo:border-top="none" fo:border-bottom="none" fo:border-left="0.002cm solid #000000" fo:border-right="0.002cm solid #000000"/>
    </style:style>
    <style:style style:name="OrgTableFirstRowCellB" style:family="table-cell">
      <style:table-cell-properties fo:padding="0.159cm" fo:border-top="none" fo:border-bottom="0.002cm solid #000000" fo:border-left="none" fo:border-right="none"/>
    </style:style>
    <style:style style:name="OrgTableFirstRowCellBR" style:family="table-cell">
      <style:table-cell-properties fo:padding="0.159cm" fo:border-top="none" fo:border-bottom="0.002cm solid #000000" fo:border-left="none" fo:border-right="0.002cm solid #000000"/>
    </style:style>
    <style:style style:name="OrgTableFirstRowCellBL" style:family="table-cell">
      <style:table-cell-properties fo:padding="0.159cm" fo:border-top="none" fo:border-bottom="0.002cm solid #000000" fo:border-left="0.002cm solid #000000" fo:border-right="none"/>
    </style:style>
    <style:style style:name="OrgTableFirstRow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FirstRowCellT" style:family="table-cell">
      <style:table-cell-properties fo:padding="0.159cm" fo:border-top="0.002cm solid #000000" fo:border-bottom="none" fo:border-left="none" fo:border-right="none"/>
    </style:style>
    <style:style style:name="OrgTableFirstRowCellTR" style:family="table-cell">
      <style:table-cell-properties fo:padding="0.159cm" fo:border-top="0.002cm solid #000000" fo:border-bottom="none" fo:border-left="none" fo:border-right="0.002cm solid #000000"/>
    </style:style>
    <style:style style:name="OrgTableFirstRowCellTL" style:family="table-cell">
      <style:table-cell-properties fo:padding="0.159cm" fo:border-top="0.002cm solid #000000" fo:border-bottom="none" fo:border-left="0.002cm solid #000000" fo:border-right="none"/>
    </style:style>
    <style:style style:name="OrgTableFirstRow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FirstRowCellTB" style:family="table-cell">
      <style:table-cell-properties fo:padding="0.159cm" fo:border-top="0.002cm solid #000000" fo:border-bottom="0.002cm solid #000000" fo:border-left="none" fo:border-right="none"/>
    </style:style>
    <style:style style:name="OrgTableFirstRow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FirstRow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FirstRow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FirstRowCellTop" style:family="table-cell">
      <style:table-cell-properties fo:padding="0.159cm" fo:border-top="none" fo:border-bottom="none" fo:border-left="none" fo:border-right="none" style:vertical-align="top"/>
    </style:style>
    <style:style style:name="OrgTableFirstRow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FirstRow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FirstRow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FirstRow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FirstRow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FirstRow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FirstRow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FirstRow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FirstRow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FirstRow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FirstRow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FirstRow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FirstRow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FirstRow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FirstRow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FirstRowCellMiddle" style:family="table-cell">
      <style:table-cell-properties fo:padding="0.159cm" fo:border-top="none" fo:border-bottom="none" fo:border-left="none" fo:border-right="none" style:vertical-align="middle"/>
    </style:style>
    <style:style style:name="OrgTableFirstRow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FirstRow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FirstRow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FirstRow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FirstRow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FirstRow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FirstRow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FirstRow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FirstRow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FirstRow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FirstRow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FirstRow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FirstRow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FirstRow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FirstRow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FirstRowCellBottom" style:family="table-cell">
      <style:table-cell-properties fo:padding="0.159cm" fo:border-top="none" fo:border-bottom="none" fo:border-left="none" fo:border-right="none" style:vertical-align="bottom"/>
    </style:style>
    <style:style style:name="OrgTableFirstRow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FirstRow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FirstRow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FirstRow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FirstRow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FirstRow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FirstRow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FirstRow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FirstRow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FirstRow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FirstRow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FirstRow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FirstRow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FirstRow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FirstRow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!-- END: table-cell styles OrgTableFirstRowCell -->
    <!-- BEGIN: table-cell styles OrgTableLastRowCell -->
    <style:style style:name="OrgTableLastRowCell" style:family="table-cell">
      <style:table-cell-properties fo:padding="0.159cm" fo:border-top="none" fo:border-bottom="none" fo:border-left="none" fo:border-right="none"/>
    </style:style>
    <style:style style:name="OrgTableLastRowCellR" style:family="table-cell">
      <style:table-cell-properties fo:padding="0.159cm" fo:border-top="none" fo:border-bottom="none" fo:border-left="none" fo:border-right="0.002cm solid #000000"/>
    </style:style>
    <style:style style:name="OrgTableLastRowCellL" style:family="table-cell">
      <style:table-cell-properties fo:padding="0.159cm" fo:border-top="none" fo:border-bottom="none" fo:border-left="0.002cm solid #000000" fo:border-right="none"/>
    </style:style>
    <style:style style:name="OrgTableLastRowCellLR" style:family="table-cell">
      <style:table-cell-properties fo:padding="0.159cm" fo:border-top="none" fo:border-bottom="none" fo:border-left="0.002cm solid #000000" fo:border-right="0.002cm solid #000000"/>
    </style:style>
    <style:style style:name="OrgTableLastRowCellB" style:family="table-cell">
      <style:table-cell-properties fo:padding="0.159cm" fo:border-top="none" fo:border-bottom="0.002cm solid #000000" fo:border-left="none" fo:border-right="none"/>
    </style:style>
    <style:style style:name="OrgTableLastRowCellBR" style:family="table-cell">
      <style:table-cell-properties fo:padding="0.159cm" fo:border-top="none" fo:border-bottom="0.002cm solid #000000" fo:border-left="none" fo:border-right="0.002cm solid #000000"/>
    </style:style>
    <style:style style:name="OrgTableLastRowCellBL" style:family="table-cell">
      <style:table-cell-properties fo:padding="0.159cm" fo:border-top="none" fo:border-bottom="0.002cm solid #000000" fo:border-left="0.002cm solid #000000" fo:border-right="none"/>
    </style:style>
    <style:style style:name="OrgTableLastRow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LastRowCellT" style:family="table-cell">
      <style:table-cell-properties fo:padding="0.159cm" fo:border-top="0.002cm solid #000000" fo:border-bottom="none" fo:border-left="none" fo:border-right="none"/>
    </style:style>
    <style:style style:name="OrgTableLastRowCellTR" style:family="table-cell">
      <style:table-cell-properties fo:padding="0.159cm" fo:border-top="0.002cm solid #000000" fo:border-bottom="none" fo:border-left="none" fo:border-right="0.002cm solid #000000"/>
    </style:style>
    <style:style style:name="OrgTableLastRowCellTL" style:family="table-cell">
      <style:table-cell-properties fo:padding="0.159cm" fo:border-top="0.002cm solid #000000" fo:border-bottom="none" fo:border-left="0.002cm solid #000000" fo:border-right="none"/>
    </style:style>
    <style:style style:name="OrgTableLastRow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LastRowCellTB" style:family="table-cell">
      <style:table-cell-properties fo:padding="0.159cm" fo:border-top="0.002cm solid #000000" fo:border-bottom="0.002cm solid #000000" fo:border-left="none" fo:border-right="none"/>
    </style:style>
    <style:style style:name="OrgTableLastRow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LastRow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LastRow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LastRowCellTop" style:family="table-cell">
      <style:table-cell-properties fo:padding="0.159cm" fo:border-top="none" fo:border-bottom="none" fo:border-left="none" fo:border-right="none" style:vertical-align="top"/>
    </style:style>
    <style:style style:name="OrgTableLastRow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LastRow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LastRow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LastRow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LastRow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LastRow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LastRow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LastRow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LastRow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LastRow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LastRow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LastRow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LastRow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LastRow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LastRow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LastRowCellMiddle" style:family="table-cell">
      <style:table-cell-properties fo:padding="0.159cm" fo:border-top="none" fo:border-bottom="none" fo:border-left="none" fo:border-right="none" style:vertical-align="middle"/>
    </style:style>
    <style:style style:name="OrgTableLastRow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LastRow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LastRow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LastRow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LastRow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LastRow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LastRow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LastRow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LastRow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LastRow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LastRow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LastRow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LastRow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LastRow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LastRow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LastRowCellBottom" style:family="table-cell">
      <style:table-cell-properties fo:padding="0.159cm" fo:border-top="none" fo:border-bottom="none" fo:border-left="none" fo:border-right="none" style:vertical-align="bottom"/>
    </style:style>
    <style:style style:name="OrgTableLastRow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LastRow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LastRow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LastRow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LastRow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LastRow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LastRow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LastRow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LastRow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LastRow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LastRow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LastRow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LastRow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LastRow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LastRow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!-- END: table-cell styles OrgTableLastRowCell -->
    <!-- BEGIN: table-cell styles OrgTableEvenRowCell -->
    <style:style style:name="OrgTableEvenRowCell" style:family="table-cell">
      <style:table-cell-properties fo:padding="0.159cm" fo:border-top="none" fo:border-bottom="none" fo:border-left="none" fo:border-right="none"/>
    </style:style>
    <style:style style:name="OrgTableEvenRowCellR" style:family="table-cell">
      <style:table-cell-properties fo:padding="0.159cm" fo:border-top="none" fo:border-bottom="none" fo:border-left="none" fo:border-right="0.002cm solid #000000"/>
    </style:style>
    <style:style style:name="OrgTableEvenRowCellL" style:family="table-cell">
      <style:table-cell-properties fo:padding="0.159cm" fo:border-top="none" fo:border-bottom="none" fo:border-left="0.002cm solid #000000" fo:border-right="none"/>
    </style:style>
    <style:style style:name="OrgTableEvenRowCellLR" style:family="table-cell">
      <style:table-cell-properties fo:padding="0.159cm" fo:border-top="none" fo:border-bottom="none" fo:border-left="0.002cm solid #000000" fo:border-right="0.002cm solid #000000"/>
    </style:style>
    <style:style style:name="OrgTableEvenRowCellB" style:family="table-cell">
      <style:table-cell-properties fo:padding="0.159cm" fo:border-top="none" fo:border-bottom="0.002cm solid #000000" fo:border-left="none" fo:border-right="none"/>
    </style:style>
    <style:style style:name="OrgTableEvenRowCellBR" style:family="table-cell">
      <style:table-cell-properties fo:padding="0.159cm" fo:border-top="none" fo:border-bottom="0.002cm solid #000000" fo:border-left="none" fo:border-right="0.002cm solid #000000"/>
    </style:style>
    <style:style style:name="OrgTableEvenRowCellBL" style:family="table-cell">
      <style:table-cell-properties fo:padding="0.159cm" fo:border-top="none" fo:border-bottom="0.002cm solid #000000" fo:border-left="0.002cm solid #000000" fo:border-right="none"/>
    </style:style>
    <style:style style:name="OrgTableEvenRow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EvenRowCellT" style:family="table-cell">
      <style:table-cell-properties fo:padding="0.159cm" fo:border-top="0.002cm solid #000000" fo:border-bottom="none" fo:border-left="none" fo:border-right="none"/>
    </style:style>
    <style:style style:name="OrgTableEvenRowCellTR" style:family="table-cell">
      <style:table-cell-properties fo:padding="0.159cm" fo:border-top="0.002cm solid #000000" fo:border-bottom="none" fo:border-left="none" fo:border-right="0.002cm solid #000000"/>
    </style:style>
    <style:style style:name="OrgTableEvenRowCellTL" style:family="table-cell">
      <style:table-cell-properties fo:padding="0.159cm" fo:border-top="0.002cm solid #000000" fo:border-bottom="none" fo:border-left="0.002cm solid #000000" fo:border-right="none"/>
    </style:style>
    <style:style style:name="OrgTableEvenRow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EvenRowCellTB" style:family="table-cell">
      <style:table-cell-properties fo:padding="0.159cm" fo:border-top="0.002cm solid #000000" fo:border-bottom="0.002cm solid #000000" fo:border-left="none" fo:border-right="none"/>
    </style:style>
    <style:style style:name="OrgTableEvenRow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EvenRow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EvenRow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EvenRowCellTop" style:family="table-cell">
      <style:table-cell-properties fo:padding="0.159cm" fo:border-top="none" fo:border-bottom="none" fo:border-left="none" fo:border-right="none" style:vertical-align="top"/>
    </style:style>
    <style:style style:name="OrgTableEvenRow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EvenRow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EvenRow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EvenRow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EvenRow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EvenRow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EvenRow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EvenRow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EvenRow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EvenRow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EvenRow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EvenRow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EvenRow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EvenRow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EvenRow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EvenRowCellMiddle" style:family="table-cell">
      <style:table-cell-properties fo:padding="0.159cm" fo:border-top="none" fo:border-bottom="none" fo:border-left="none" fo:border-right="none" style:vertical-align="middle"/>
    </style:style>
    <style:style style:name="OrgTableEvenRow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EvenRow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EvenRow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EvenRow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EvenRow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EvenRow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EvenRow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EvenRow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EvenRow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EvenRow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EvenRow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EvenRow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EvenRow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EvenRow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EvenRow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EvenRowCellBottom" style:family="table-cell">
      <style:table-cell-properties fo:padding="0.159cm" fo:border-top="none" fo:border-bottom="none" fo:border-left="none" fo:border-right="none" style:vertical-align="bottom"/>
    </style:style>
    <style:style style:name="OrgTableEvenRow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EvenRow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EvenRow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EvenRow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EvenRow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EvenRow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EvenRow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EvenRow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EvenRow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EvenRow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EvenRow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EvenRow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EvenRow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EvenRow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EvenRow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!-- END: table-cell styles OrgTableEvenRowCell -->
    <!-- BEGIN: table-cell styles OrgTableOddRowCell -->
    <style:style style:name="OrgTableOddRowCell" style:family="table-cell">
      <style:table-cell-properties fo:padding="0.159cm" fo:border-top="none" fo:border-bottom="none" fo:border-left="none" fo:border-right="none"/>
    </style:style>
    <style:style style:name="OrgTableOddRowCellR" style:family="table-cell">
      <style:table-cell-properties fo:padding="0.159cm" fo:border-top="none" fo:border-bottom="none" fo:border-left="none" fo:border-right="0.002cm solid #000000"/>
    </style:style>
    <style:style style:name="OrgTableOddRowCellL" style:family="table-cell">
      <style:table-cell-properties fo:padding="0.159cm" fo:border-top="none" fo:border-bottom="none" fo:border-left="0.002cm solid #000000" fo:border-right="none"/>
    </style:style>
    <style:style style:name="OrgTableOddRowCellLR" style:family="table-cell">
      <style:table-cell-properties fo:padding="0.159cm" fo:border-top="none" fo:border-bottom="none" fo:border-left="0.002cm solid #000000" fo:border-right="0.002cm solid #000000"/>
    </style:style>
    <style:style style:name="OrgTableOddRowCellB" style:family="table-cell">
      <style:table-cell-properties fo:padding="0.159cm" fo:border-top="none" fo:border-bottom="0.002cm solid #000000" fo:border-left="none" fo:border-right="none"/>
    </style:style>
    <style:style style:name="OrgTableOddRowCellBR" style:family="table-cell">
      <style:table-cell-properties fo:padding="0.159cm" fo:border-top="none" fo:border-bottom="0.002cm solid #000000" fo:border-left="none" fo:border-right="0.002cm solid #000000"/>
    </style:style>
    <style:style style:name="OrgTableOddRowCellBL" style:family="table-cell">
      <style:table-cell-properties fo:padding="0.159cm" fo:border-top="none" fo:border-bottom="0.002cm solid #000000" fo:border-left="0.002cm solid #000000" fo:border-right="none"/>
    </style:style>
    <style:style style:name="OrgTableOddRow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OddRowCellT" style:family="table-cell">
      <style:table-cell-properties fo:padding="0.159cm" fo:border-top="0.002cm solid #000000" fo:border-bottom="none" fo:border-left="none" fo:border-right="none"/>
    </style:style>
    <style:style style:name="OrgTableOddRowCellTR" style:family="table-cell">
      <style:table-cell-properties fo:padding="0.159cm" fo:border-top="0.002cm solid #000000" fo:border-bottom="none" fo:border-left="none" fo:border-right="0.002cm solid #000000"/>
    </style:style>
    <style:style style:name="OrgTableOddRowCellTL" style:family="table-cell">
      <style:table-cell-properties fo:padding="0.159cm" fo:border-top="0.002cm solid #000000" fo:border-bottom="none" fo:border-left="0.002cm solid #000000" fo:border-right="none"/>
    </style:style>
    <style:style style:name="OrgTableOddRow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OddRowCellTB" style:family="table-cell">
      <style:table-cell-properties fo:padding="0.159cm" fo:border-top="0.002cm solid #000000" fo:border-bottom="0.002cm solid #000000" fo:border-left="none" fo:border-right="none"/>
    </style:style>
    <style:style style:name="OrgTableOddRow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OddRow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OddRow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OddRowCellTop" style:family="table-cell">
      <style:table-cell-properties fo:padding="0.159cm" fo:border-top="none" fo:border-bottom="none" fo:border-left="none" fo:border-right="none" style:vertical-align="top"/>
    </style:style>
    <style:style style:name="OrgTableOddRow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OddRow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OddRow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OddRow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OddRow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OddRow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OddRow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OddRow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OddRow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OddRow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OddRow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OddRow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OddRow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OddRow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OddRow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OddRowCellMiddle" style:family="table-cell">
      <style:table-cell-properties fo:padding="0.159cm" fo:border-top="none" fo:border-bottom="none" fo:border-left="none" fo:border-right="none" style:vertical-align="middle"/>
    </style:style>
    <style:style style:name="OrgTableOddRow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OddRow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OddRow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OddRow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OddRow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OddRow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OddRow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OddRow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OddRow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OddRow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OddRow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OddRow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OddRow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OddRow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OddRow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OddRowCellBottom" style:family="table-cell">
      <style:table-cell-properties fo:padding="0.159cm" fo:border-top="none" fo:border-bottom="none" fo:border-left="none" fo:border-right="none" style:vertical-align="bottom"/>
    </style:style>
    <style:style style:name="OrgTableOddRow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OddRow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OddRow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OddRow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OddRow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OddRow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OddRow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OddRow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OddRow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OddRow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OddRow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OddRow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OddRow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OddRow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OddRow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!-- END: table-cell styles OrgTableOddRowCell -->
    <!-- BEGIN: table-cell styles OrgTableEvenColumnCell -->
    <style:style style:name="OrgTableEvenColumnCell" style:family="table-cell">
      <style:table-cell-properties fo:padding="0.159cm" fo:border-top="none" fo:border-bottom="none" fo:border-left="none" fo:border-right="none"/>
    </style:style>
    <style:style style:name="OrgTableEvenColumnCellR" style:family="table-cell">
      <style:table-cell-properties fo:padding="0.159cm" fo:border-top="none" fo:border-bottom="none" fo:border-left="none" fo:border-right="0.002cm solid #000000"/>
    </style:style>
    <style:style style:name="OrgTableEvenColumnCellL" style:family="table-cell">
      <style:table-cell-properties fo:padding="0.159cm" fo:border-top="none" fo:border-bottom="none" fo:border-left="0.002cm solid #000000" fo:border-right="none"/>
    </style:style>
    <style:style style:name="OrgTableEvenColumnCellLR" style:family="table-cell">
      <style:table-cell-properties fo:padding="0.159cm" fo:border-top="none" fo:border-bottom="none" fo:border-left="0.002cm solid #000000" fo:border-right="0.002cm solid #000000"/>
    </style:style>
    <style:style style:name="OrgTableEvenColumnCellB" style:family="table-cell">
      <style:table-cell-properties fo:padding="0.159cm" fo:border-top="none" fo:border-bottom="0.002cm solid #000000" fo:border-left="none" fo:border-right="none"/>
    </style:style>
    <style:style style:name="OrgTableEvenColumnCellBR" style:family="table-cell">
      <style:table-cell-properties fo:padding="0.159cm" fo:border-top="none" fo:border-bottom="0.002cm solid #000000" fo:border-left="none" fo:border-right="0.002cm solid #000000"/>
    </style:style>
    <style:style style:name="OrgTableEvenColumnCellBL" style:family="table-cell">
      <style:table-cell-properties fo:padding="0.159cm" fo:border-top="none" fo:border-bottom="0.002cm solid #000000" fo:border-left="0.002cm solid #000000" fo:border-right="none"/>
    </style:style>
    <style:style style:name="OrgTableEvenColumn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EvenColumnCellT" style:family="table-cell">
      <style:table-cell-properties fo:padding="0.159cm" fo:border-top="0.002cm solid #000000" fo:border-bottom="none" fo:border-left="none" fo:border-right="none"/>
    </style:style>
    <style:style style:name="OrgTableEvenColumnCellTR" style:family="table-cell">
      <style:table-cell-properties fo:padding="0.159cm" fo:border-top="0.002cm solid #000000" fo:border-bottom="none" fo:border-left="none" fo:border-right="0.002cm solid #000000"/>
    </style:style>
    <style:style style:name="OrgTableEvenColumnCellTL" style:family="table-cell">
      <style:table-cell-properties fo:padding="0.159cm" fo:border-top="0.002cm solid #000000" fo:border-bottom="none" fo:border-left="0.002cm solid #000000" fo:border-right="none"/>
    </style:style>
    <style:style style:name="OrgTableEvenColumn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EvenColumnCellTB" style:family="table-cell">
      <style:table-cell-properties fo:padding="0.159cm" fo:border-top="0.002cm solid #000000" fo:border-bottom="0.002cm solid #000000" fo:border-left="none" fo:border-right="none"/>
    </style:style>
    <style:style style:name="OrgTableEvenColumn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EvenColumn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EvenColumn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EvenColumnCellTop" style:family="table-cell">
      <style:table-cell-properties fo:padding="0.159cm" fo:border-top="none" fo:border-bottom="none" fo:border-left="none" fo:border-right="none" style:vertical-align="top"/>
    </style:style>
    <style:style style:name="OrgTableEvenColumn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EvenColumn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EvenColumn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EvenColumn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EvenColumn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EvenColumn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EvenColumn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EvenColumn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EvenColumn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EvenColumn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EvenColumn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EvenColumn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EvenColumn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EvenColumn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EvenColumn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EvenColumnCellMiddle" style:family="table-cell">
      <style:table-cell-properties fo:padding="0.159cm" fo:border-top="none" fo:border-bottom="none" fo:border-left="none" fo:border-right="none" style:vertical-align="middle"/>
    </style:style>
    <style:style style:name="OrgTableEvenColumn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EvenColumn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EvenColumn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EvenColumn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EvenColumn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EvenColumn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EvenColumn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EvenColumn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EvenColumn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EvenColumn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EvenColumn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EvenColumn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EvenColumn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EvenColumn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EvenColumn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EvenColumnCellBottom" style:family="table-cell">
      <style:table-cell-properties fo:padding="0.159cm" fo:border-top="none" fo:border-bottom="none" fo:border-left="none" fo:border-right="none" style:vertical-align="bottom"/>
    </style:style>
    <style:style style:name="OrgTableEvenColumn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EvenColumn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EvenColumn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EvenColumn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EvenColumn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EvenColumn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EvenColumn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EvenColumn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EvenColumn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EvenColumn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EvenColumn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EvenColumn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EvenColumn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EvenColumn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EvenColumn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!-- END: table-cell styles OrgTableEvenColumnCell -->
    <!-- BEGIN: table-cell styles OrgTableOddColumnCell -->
    <style:style style:name="OrgTableOddColumnCell" style:family="table-cell">
      <style:table-cell-properties fo:padding="0.159cm" fo:border-top="none" fo:border-bottom="none" fo:border-left="none" fo:border-right="none"/>
    </style:style>
    <style:style style:name="OrgTableOddColumnCellR" style:family="table-cell">
      <style:table-cell-properties fo:padding="0.159cm" fo:border-top="none" fo:border-bottom="none" fo:border-left="none" fo:border-right="0.002cm solid #000000"/>
    </style:style>
    <style:style style:name="OrgTableOddColumnCellL" style:family="table-cell">
      <style:table-cell-properties fo:padding="0.159cm" fo:border-top="none" fo:border-bottom="none" fo:border-left="0.002cm solid #000000" fo:border-right="none"/>
    </style:style>
    <style:style style:name="OrgTableOddColumnCellLR" style:family="table-cell">
      <style:table-cell-properties fo:padding="0.159cm" fo:border-top="none" fo:border-bottom="none" fo:border-left="0.002cm solid #000000" fo:border-right="0.002cm solid #000000"/>
    </style:style>
    <style:style style:name="OrgTableOddColumnCellB" style:family="table-cell">
      <style:table-cell-properties fo:padding="0.159cm" fo:border-top="none" fo:border-bottom="0.002cm solid #000000" fo:border-left="none" fo:border-right="none"/>
    </style:style>
    <style:style style:name="OrgTableOddColumnCellBR" style:family="table-cell">
      <style:table-cell-properties fo:padding="0.159cm" fo:border-top="none" fo:border-bottom="0.002cm solid #000000" fo:border-left="none" fo:border-right="0.002cm solid #000000"/>
    </style:style>
    <style:style style:name="OrgTableOddColumnCellBL" style:family="table-cell">
      <style:table-cell-properties fo:padding="0.159cm" fo:border-top="none" fo:border-bottom="0.002cm solid #000000" fo:border-left="0.002cm solid #000000" fo:border-right="none"/>
    </style:style>
    <style:style style:name="OrgTableOddColumn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OddColumnCellT" style:family="table-cell">
      <style:table-cell-properties fo:padding="0.159cm" fo:border-top="0.002cm solid #000000" fo:border-bottom="none" fo:border-left="none" fo:border-right="none"/>
    </style:style>
    <style:style style:name="OrgTableOddColumnCellTR" style:family="table-cell">
      <style:table-cell-properties fo:padding="0.159cm" fo:border-top="0.002cm solid #000000" fo:border-bottom="none" fo:border-left="none" fo:border-right="0.002cm solid #000000"/>
    </style:style>
    <style:style style:name="OrgTableOddColumnCellTL" style:family="table-cell">
      <style:table-cell-properties fo:padding="0.159cm" fo:border-top="0.002cm solid #000000" fo:border-bottom="none" fo:border-left="0.002cm solid #000000" fo:border-right="none"/>
    </style:style>
    <style:style style:name="OrgTableOddColumn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OddColumnCellTB" style:family="table-cell">
      <style:table-cell-properties fo:padding="0.159cm" fo:border-top="0.002cm solid #000000" fo:border-bottom="0.002cm solid #000000" fo:border-left="none" fo:border-right="none"/>
    </style:style>
    <style:style style:name="OrgTableOddColumn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OddColumn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OddColumn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OddColumnCellTop" style:family="table-cell">
      <style:table-cell-properties fo:padding="0.159cm" fo:border-top="none" fo:border-bottom="none" fo:border-left="none" fo:border-right="none" style:vertical-align="top"/>
    </style:style>
    <style:style style:name="OrgTableOddColumn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OddColumn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OddColumn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OddColumn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OddColumn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OddColumn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OddColumn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OddColumn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OddColumn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OddColumn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OddColumn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OddColumn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OddColumn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OddColumn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OddColumn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OddColumnCellMiddle" style:family="table-cell">
      <style:table-cell-properties fo:padding="0.159cm" fo:border-top="none" fo:border-bottom="none" fo:border-left="none" fo:border-right="none" style:vertical-align="middle"/>
    </style:style>
    <style:style style:name="OrgTableOddColumn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OddColumn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OddColumn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OddColumn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OddColumn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OddColumn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OddColumn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OddColumn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OddColumn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OddColumn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OddColumn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OddColumn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OddColumn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OddColumn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OddColumn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OddColumnCellBottom" style:family="table-cell">
      <style:table-cell-properties fo:padding="0.159cm" fo:border-top="none" fo:border-bottom="none" fo:border-left="none" fo:border-right="none" style:vertical-align="bottom"/>
    </style:style>
    <style:style style:name="OrgTableOddColumn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OddColumn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OddColumn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OddColumn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OddColumn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OddColumn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OddColumn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OddColumn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OddColumn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OddColumn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OddColumn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OddColumn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OddColumn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OddColumn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OddColumn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!-- END: table-cell styles OrgTableOddColumnCell -->
    <!-- BEGIN: table-cell styles CustomTableCell -->
    <style:style style:name="CustomTable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!-- END: table-cell styles CustomTableCell -->
    <!-- BEGIN: table-cell styles CustomTableFirstColumnCell -->
    <style:style style:name="CustomTableFirst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First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First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First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!-- END: table-cell styles CustomTableFirstColumnCell -->
    <!-- BEGIN: table-cell styles CustomTableLastColumnCell -->
    <style:style style:name="CustomTableLast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Last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Last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Last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!-- END: table-cell styles CustomTableLastColumnCell -->
    <!-- BEGIN: table-cell styles CustomTableFirstRowCell -->
    <style:style style:name="CustomTableFirst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First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First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First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!-- END: table-cell styles CustomTableFirstRowCell -->
    <!-- BEGIN: table-cell styles CustomTableLastRowCell -->
    <style:style style:name="CustomTableLast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Last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Last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Last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!-- END: table-cell styles CustomTableLastRowCell -->
    <!-- BEGIN: table-cell styles CustomTableEvenRowCell -->
    <style:style style:name="CustomTableEven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Even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Even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Even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!-- END: table-cell styles CustomTableEvenRowCell -->
    <!-- BEGIN: table-cell styles CustomTableOddRowCell -->
    <style:style style:name="CustomTableOdd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Odd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Odd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Odd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!-- END: table-cell styles CustomTableOddRowCell -->
    <!-- BEGIN: table-cell styles CustomTableEvenColumnCell -->
    <style:style style:name="CustomTableEven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Even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Even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Even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!-- END: table-cell styles CustomTableEvenColumnCell -->
    <!-- BEGIN: table-cell styles CustomTableOddColumnCell -->
    <style:style style:name="CustomTableOdd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Odd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Odd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Odd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!-- END: table-cell styles CustomTableOddColumnCell -->
    <!-- Section styles -->
    <!-- Default section style -->
    <style:style style:name="OrgSection" style:family="section">
      <style:section-properties style:editable="true">
        <style:columns fo:column-count="1" fo:column-gap="0cm"/>
      </style:section-properties>
    </style:style>
    <!-- Emit endnotes at the end of section     -->
    <!-- <style:style style:name="OrgSection" style:family="section"> -->
    <!--   <style:section-properties fo:background-color="transparent" style:editable="true"> -->
    <!-- 	<style:columns fo:column-count="1" fo:column-gap="0cm"/> -->
    <!-- 	<style:background-image/> -->
    <!-- 	<text:notes-configuration text:note-class="endnote"/> -->
    <!--   </style:section-properties> -->
    <!-- </style:style> -->
    <!-- Other handy section styles -->
    <style:style style:name="OrgTwoColumnSection" style:family="section">
      <style:section-properties style:editable="true">
        <style:columns fo:column-count="2" fo:column-gap="0cm">
          <style:column style:rel-width="1*" fo:start-indent="0cm" fo:end-indent="0cm"/>
          <style:column style:rel-width="1*" fo:start-indent="0cm" fo:end-indent="0cm"/>
        </style:columns>
      </style:section-properties>
    </style:style>
    <style:style style:name="OrgThreeColumnSection" style:family="section">
      <style:section-properties style:editable="true">
        <style:columns fo:column-count="3" fo:column-gap="0cm">
          <style:column style:rel-width="1*" fo:start-indent="0cm" fo:end-indent="0cm"/>
          <style:column style:rel-width="1*" fo:start-indent="0cm" fo:end-indent="0cm"/>
          <style:column style:rel-width="1*" fo:start-indent="0cm" fo:end-indent="0cm"/>
        </style:columns>
      </style:section-properties>
    </style:style>
    <style:style style:name="OrgTwoColumnSection-1-2" style:family="section">
      <style:section-properties style:editable="true">
        <style:columns fo:column-count="2">
          <style:column style:rel-width="1*" fo:start-indent="0cm" fo:end-indent="0cm"/>
          <style:column style:rel-width="2*" fo:start-indent="0cm" fo:end-indent="0cm"/>
        </style:columns>
      </style:section-properties>
    </style:style>
    <style:style style:name="OrgTwoColumnSection-2-1" style:family="section">
      <style:section-properties style:editable="true">
        <style:columns fo:column-count="2">
          <style:column style:rel-width="2*" fo:start-indent="0cm" fo:end-indent="0cm"/>
          <style:column style:rel-width="1*" fo:start-indent="0cm" fo:end-indent="0cm"/>
        </style:columns>
      </style:section-properties>
    </style:style>
    <!-- Section styles for Table Of Contents and Other Indices -->
    <style:style style:name="OrgIndexSection" style:family="section">
      <style:section-properties style:editable="tru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ableRow" style:family="table-row">
      <style:table-row-properties fo:keep-together="always"/>
    </style:style>
    <!-- BEGIN: Custom Table Template -->
    <style:style style:name="Custom" style:family="table">
      <style:table-properties style:rel-width="96%" fo:margin-top="0cm" fo:margin-bottom="0.20cm" table:align="center"/>
    </style:style>
    <style:style style:name="CustomColumn" style:family="table-column">
      <style:table-column-properties style:rel-column-width="1*"/>
    </style:style>
    <style:style style:name="CustomRow" style:family="table-row">
      <style:table-row-properties fo:keep-together="always"/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Figure"/>
        <text:sequence-decl text:display-outline-level="0" text:name="SubEntity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DocInfo"><text:initial-creator>emacksnotes</text:initial-creator></text:p>
      <!-- begin -->
      <text:p text:style-name="OrgCenter"><text:span text:style-name="Emphasis">(You are viewing this document in ODT format)</text:span></text:p>
      <text:p text:style-name="Text_20_body">Hello நண்பனே!</text:p>
      <text:p text:style-name="Text_20_body">நீ எப்படி இருக்கிறாய்?</text:p>
      <text:p text:style-name="Text_20_body">Euler's Identity தொடர்பாக என்னிடம் உதவி கேட்டாய். விக்கிபீடியாவில் இதைப் பற்றி மிகவும் பயனுள்ள கட்டுரை
Hope this helpsஉள்ளது. விக்கிபீடியா கட்டுரைலிருந்து எடுக்கப்பட்ட ஒரு பகுதியை இங்கே இணைத்துள்ளேன்.</text:p>
      <text:p text:style-name="Text_20_body">இது உனக்கு உதவும் என நம்புகிறேன்.</text:p>
      <text:p text:style-name="Text_20_body">அன்புடன்,</text:p>
      <text:p text:style-name="Text_20_body"><text:span text:style-name="Emphasis">Emacksnotes</text:span></text:p>
      <text:p text:style-name="Horizontal_20_Line"/>
      <text:p text:style-name="OrgCenter"><text:span text:style-name="Underline"><text:span text:style-name="Bold">On Euler's Identity</text:span></text:span></text:p>
      <text:p text:style-name="Text_20_body">Euler's identity asserts that 
<draw:frame draw:style-name="OrgInlineFormula" text:anchor-type="as-char">

<draw:object xlink:show="embed" xlink:actuate="onLoad" xlink:href="Formula-0001/" xlink:type="simple"/><svg:title>Latex-Fragment</svg:title><svg:desc>${func e}^{i %pi}$</svg:desc>
</draw:frame>  is equal to −1.</text:p>
      <text:p text:style-name="Text_20_body">The expression 
<draw:frame draw:style-name="OrgInlineFormula" text:anchor-type="as-char">

<draw:object xlink:show="embed" xlink:actuate="onLoad" xlink:href="Formula-0002/" xlink:type="simple"/><svg:title>Latex-Fragment</svg:title><svg:desc>\({func e}^{i %pi}\)</svg:desc>
</draw:frame> is a special case of the
expression 
<draw:frame draw:style-name="OrgInlineFormula" text:anchor-type="as-char">

<draw:object xlink:show="embed" xlink:actuate="onLoad" xlink:href="Formula-0003/" xlink:type="simple"/><svg:title>Latex-Fragment</svg:title><svg:desc>\({func e}^{z}\)</svg:desc>
</draw:frame>, where 
<draw:frame draw:style-name="OrgInlineFormula" text:anchor-type="as-char">

<draw:object xlink:show="embed" xlink:actuate="onLoad" xlink:href="Formula-0004/" xlink:type="simple"/><svg:title>Latex-Fragment</svg:title><svg:desc>$z$</svg:desc>
</draw:frame> is any complex number.</text:p>
      <text:p text:style-name="Text_20_body">In general 
<draw:frame draw:style-name="OrgInlineFormula" text:anchor-type="as-char">

<draw:object xlink:show="embed" xlink:actuate="onLoad" xlink:href="Formula-0005/" xlink:type="simple"/><svg:title>Latex-Fragment</svg:title><svg:desc>\({func e}^{z}\)</svg:desc>
</draw:frame> is defined for complex 
<draw:frame draw:style-name="OrgInlineFormula" text:anchor-type="as-char">

<draw:object xlink:show="embed" xlink:actuate="onLoad" xlink:href="Formula-0006/" xlink:type="simple"/><svg:title>Latex-Fragment</svg:title><svg:desc>$z$</svg:desc>
</draw:frame> by
extending one of the definitions of the exponential function from real exponents to complex
exponents. One such definition is:</text:p>
      <text:p text:style-name="OrgFormulaBody"><draw:frame draw:style-name="OrgDisplayFormula" text:anchor-type="paragraph">

<draw:object xlink:show="embed" xlink:actuate="onLoad" xlink:href="Formula-0007/" xlink:type="simple"/>
</draw:frame></text:p>
      <text:p text:style-name="Text_20_body">Euler's identity therefore states that the limit, as n approaches infinity, of

<draw:frame draw:style-name="OrgInlineFormula" text:anchor-type="as-char">

<draw:object xlink:show="embed" xlink:actuate="onLoad" xlink:href="Formula-0008/" xlink:type="simple"/><svg:title>Latex-Fragment</svg:title><svg:desc>\(({ 1 + {i %pi} wideslash n })^{ n}\)</svg:desc>
</draw:frame> is
equal to −1.</text:p>
      <text:p text:style-name="Text_20_body">Euler's identity is a special case of Euler's formula, which states that for any real number x,</text:p>
      <text:p text:style-name="OrgFormulaBody"><draw:frame draw:style-name="OrgDisplayFormula" text:anchor-type="paragraph">

<draw:object xlink:show="embed" xlink:actuate="onLoad" xlink:href="Formula-0009/" xlink:type="simple"/>
</draw:frame></text:p>
      <text:p text:style-name="Text_20_body">where the inputs of the trigonometric functions sine and cosine are given in radians.</text:p>
      <text:p text:style-name="Text_20_body">In particular, when 
<draw:frame draw:style-name="OrgInlineFormula" text:anchor-type="as-char">

<draw:object xlink:show="embed" xlink:actuate="onLoad" xlink:href="Formula-0010/" xlink:type="simple"/><svg:title>Latex-Fragment</svg:title><svg:desc>\(x = π\)</svg:desc>
</draw:frame>,</text:p>
      <text:p text:style-name="OrgFormulaBody"><draw:frame draw:style-name="OrgDisplayFormula" text:anchor-type="paragraph">

<draw:object xlink:show="embed" xlink:actuate="onLoad" xlink:href="Formula-0011/" xlink:type="simple"/>
</draw:frame></text:p>
      <text:p text:style-name="Text_20_body">Since 
<draw:frame draw:style-name="OrgInlineFormula" text:anchor-type="as-char">

<draw:object xlink:show="embed" xlink:actuate="onLoad" xlink:href="Formula-0012/" xlink:type="simple"/><svg:title>Latex-Fragment</svg:title><svg:desc>\(cos %pi `=` -1\)</svg:desc>
</draw:frame> and 
<draw:frame draw:style-name="OrgInlineFormula" text:anchor-type="as-char">

<draw:object xlink:show="embed" xlink:actuate="onLoad" xlink:href="Formula-0013/" xlink:type="simple"/><svg:title>Latex-Fragment</svg:title><svg:desc>\(sin %pi `=` 0\)</svg:desc>
</draw:frame>
it follows that</text:p>
      <text:p text:style-name="OrgFormulaBody"><draw:frame draw:style-name="OrgDisplayFormula" text:anchor-type="paragraph">

<draw:object xlink:show="embed" xlink:actuate="onLoad" xlink:href="Formula-0014/" xlink:type="simple"/>
</draw:frame></text:p>
      <text:p text:style-name="Text_20_body">which yields Euler's identity</text:p>
      <text:p text:style-name="OrgFormulaBody"><draw:frame draw:style-name="OrgDisplayFormula" text:anchor-type="paragraph">

<draw:object xlink:show="embed" xlink:actuate="onLoad" xlink:href="Formula-0015/" xlink:type="simple"/>
</draw:frame></text:p>
      <!-- end --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.212cm"/>
      <style:text-properties fo:font-size="20pt"/>
    </style:style>
    <style:style style:name="OrgDocInfo" style:family="paragraph" style:parent-style-name="Heading">
      <style:paragraph-properties fo:margin-top="0.21cm" fo:margin-bottom="0.21cm" fo:text-align="center" style:justify-single-word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transparent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/>
    </style:style>
    <!-- BEGIN: Properties Drawer -->
    <style:style style:name="OrgPropertyName" style:family="text">
      <style:text-properties fo:font-weight="bold"/>
    </style:style>
    <style:style style:name="OrgPropertyValue" style:family="text">
      <style:text-properties fo:font-style="italic" style:font-style-asian="italic" style:font-style-complex="italic"/>
    </style:style>
    <style:style style:name="OrgPropertiesBlock" style:family="paragraph" style:parent-style-name="Standard">
      <style:paragraph-properties fo:margin-top="0cm" fo:margin-bottom="0cm" fo:background-color="transparent" fo:padding="0.64cm" fo:border="0.06pt solid #000000" style:shadow="none">
        <style:tab-stops>
          <style:tab-stop style:position="5.6cm"/>
        </style:tab-stops>
      </style:paragraph-properties>
    </style:style>
    <style:style style:name="OrgPropertiesBlockLastLine" style:family="paragraph" style:parent-style-name="OrgPropertiesBlock">
      <style:paragraph-properties fo:margin-top="0cm" fo:margin-bottom="0.21cm"/>
    </style:style>
    <!-- END: Properties Drawer --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igure" style:family="paragraph" style:parent-style-name="Caption"/>
    <style:style style:name="Formula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 draw:wrap-influence-on-position="once-concurrent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Graphics">
      <style:graphic-properties text:anchor-type="paragraph" style:wrap="run-through" style:number-wrapped-paragraphs="1" style:vertical-pos="top" style:vertical-rel="paragraph" style:horizontal-pos="center" style:horizontal-rel="paragraph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style:style style:name="OrgDescriptionTerm" style:family="text">
      <style:text-properties fo:font-weight="bold"/>
    </style:style>
    <style:style style:name="OrgDescriptionDefinition" style:family="paragraph" style:parent-style-name="Text_20_body" style:class="text">
      <style:paragraph-properties fo:margin-left="0.64cm" fo:margin-right="0cm" fo:text-indent="-0.64cm" style:auto-text-indent="false">
        <style:tab-stops/>
      </style:paragraph-properties>
    </style:style>
    <text:list-style style:name="OrgSrcBlockNumberedLine">
      <text:list-level-style-number text:level="1" style:num-format="1">
        <style:list-level-properties text:space-before="0.000cm" text:min-label-width="0.635cm" text:min-label-distance="0.101cm" fo:text-align="end"/>
      </text:list-level-style-number>
      <text:list-level-style-number text:level="2" style:num-format="1">
        <style:list-level-properties text:space-before="0.635cm" text:min-label-width="0.635cm" text:min-label-distance="0.101cm" fo:text-align="end"/>
      </text:list-level-style-number>
      <text:list-level-style-number text:level="3" style:num-format="1">
        <style:list-level-properties text:space-before="1.27cm" text:min-label-width="0.635cm" text:min-label-distance="0.101cm" fo:text-align="end"/>
      </text:list-level-style-number>
      <text:list-level-style-number text:level="4" style:num-format="1">
        <style:list-level-properties text:space-before="1.905cm" text:min-label-width="0.635cm" text:min-label-distance="0.101cm" fo:text-align="end"/>
      </text:list-level-style-number>
      <text:list-level-style-number text:level="5" style:num-format="1">
        <style:list-level-properties text:space-before="2.54cm" text:min-label-width="0.635cm" text:min-label-distance="0.101cm" fo:text-align="end"/>
      </text:list-level-style-number>
      <text:list-level-style-number text:level="6" style:num-format="1">
        <style:list-level-properties text:space-before="3.175cm" text:min-label-width="0.635cm" text:min-label-distance="0.101cm" fo:text-align="end"/>
      </text:list-level-style-number>
      <text:list-level-style-number text:level="7" style:num-format="1">
        <style:list-level-properties text:space-before="3.81cm" text:min-label-width="0.635cm" text:min-label-distance="0.101cm" fo:text-align="end"/>
      </text:list-level-style-number>
      <text:list-level-style-number text:level="8" style:num-format="1">
        <style:list-level-properties text:space-before="4.445cm" text:min-label-width="0.635cm" text:min-label-distance="0.101cm" fo:text-align="end"/>
      </text:list-level-style-number>
      <text:list-level-style-number text:level="9" style:num-format="1">
        <style:list-level-properties text:space-before="5.08cm" text:min-label-width="0.635cm" text:min-label-distance="0.101cm" fo:text-align="end"/>
      </text:list-level-style-number>
      <text:list-level-style-number text:level="10" style:num-format="1">
        <style:list-level-properties text:space-before="5.715cm" text:min-label-width="0.635cm" text:min-label-distance="0.101cm" fo:text-align="end"/>
      </text:list-level-style-number>
    </text:list-style>
    <!-- Footnote: Character styles -->
    <style:style style:name="Footnote_20_Symbol" style:display-name="Footnote Symbol" style:family="text"/>
    <style:style style:name="Footnote_20_anchor" style:display-name="Footnote anchor" style:family="text"/>
    <!-- Footnote: Paragraph styles   --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FootnoteQuotations" style:family="paragraph" style:parent-style-name="Footnote">
      <style:paragraph-properties fo:margin-left="1cm" fo:margin-right="1cm" fo:margin-top="0cm" fo:margin-bottom="0.499cm" fo:text-indent="0cm" style:auto-text-indent="false"/>
    </style:style>
    <style:style style:name="OrgFootnoteCenter" style:family="paragraph" style:parent-style-name="Footnote">
      <style:paragraph-properties fo:text-align="center" style:justify-single-word="false"/>
    </style:style>
    <!-- Footnotes: Notes configuration -->
    <text:notes-configuration text:note-class="footnote" text:citation-style-name="Footnote_20_Symbol" text:citation-body-style-name="Footnote_20_anchor" style:num-format="1" text:start-value="0" text:footnotes-position="page" text:start-numbering-at="document"/>
    <!-- Footnotes: Notes configuration - Footnote at end of document, Numbering (is always) per-document -->
    <!--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document" text:start-numbering-at="document"/> -->
    <!-- Footnotes: Notes configuration - Footnote at end of page, Numbering per-chapter  -->
    <!--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 -->
    <!-- Footnotes: Notes configuration - Footnote at end of page, Numbering per-page  -->
    <!--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 -->
    <!-- Endnotes: Character styles -->
    <style:style style:name="Endnote_20_Symbol" style:display-name="Endnote Symbol" style:family="text"/>
    <style:style style:name="Endnote_20_anchor" style:display-name="Endnote anchor" style:family="text"/>
    <style:style style:name="OrgEndnoteAnchor" style:family="text" style:parent-style-name="Endnote_20_anchor">
      <style:text-properties style:text-position="0% 100%"/>
    </style:style>
    <!-- Endnotes: Paragraph styles --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EndnoteQuotations" style:family="paragraph" style:parent-style-name="Endnote">
      <style:paragraph-properties fo:margin-left="1cm" fo:margin-right="1cm" fo:margin-top="0cm" fo:margin-bottom="0.499cm" fo:text-indent="0cm" style:auto-text-indent="false"/>
    </style:style>
    <style:style style:name="OrgEndnoteCenter" style:family="paragraph" style:parent-style-name="Endnote">
      <style:paragraph-properties fo:text-align="center" style:justify-single-word="false"/>
    </style:style>
    <!-- Endnotes: Notes configuration -->
    <text:notes-configuration text:note-class="endnote" text:default-style-name="Endnote" text:citation-style-name="Endnote_20_Symbol" text:citation-body-style-name="Endnote_20_anchor" text:master-page-name="Endnote" style:num-suffix=". " style:num-format="1" text:start-value="0"/>
    <text:linenumbering-configuration text:number-lines="false" text:offset="0.499cm" style:num-format="1" text:number-position="left" text:increment="5"/>
    <!-- Bibliography --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" style:family="paragraph" style:parent-style-name="Text_20_body">
      <style:paragraph-properties fo:margin-left="0.64cm" fo:margin-right="0cm" fo:text-indent="-0.64cm" style:auto-text-indent="false">
        <style:tab-stops/>
      </style:paragraph-properties>
    </style:style>
    <!--  List style for Bibliographic entries -->
    <text:list-style style:name="OrgBibliographyList">
      <text:list-level-style-number text:level="1" style:num-prefix="[" style:num-suffix="] " style:num-format="1">
        <style:list-level-properties text:min-label-width="0.64cm"/>
      </text:list-level-style-number>
      <text:list-level-style-number text:level="2" style:num-prefix="[" style:num-suffix="] " style:num-format="1">
        <style:list-level-properties text:space-before="1.27cm" text:min-label-width="0.635cm"/>
      </text:list-level-style-number>
      <text:list-level-style-number text:level="3" style:num-prefix="[" style:num-suffix="] " style:num-format="1">
        <style:list-level-properties text:space-before="1.905cm" text:min-label-width="0.635cm"/>
      </text:list-level-style-number>
      <text:list-level-style-number text:level="4" style:num-prefix="[" style:num-suffix="] " style:num-format="1">
        <style:list-level-properties text:space-before="2.54cm" text:min-label-width="0.635cm"/>
      </text:list-level-style-number>
      <text:list-level-style-number text:level="5" style:num-prefix="[" style:num-suffix="] " style:num-format="1">
        <style:list-level-properties text:space-before="3.175cm" text:min-label-width="0.635cm"/>
      </text:list-level-style-number>
      <text:list-level-style-number text:level="6" style:num-prefix="[" style:num-suffix="] " style:num-format="1">
        <style:list-level-properties text:space-before="3.81cm" text:min-label-width="0.635cm"/>
      </text:list-level-style-number>
      <text:list-level-style-number text:level="7" style:num-prefix="[" style:num-suffix="] " style:num-format="1">
        <style:list-level-properties text:space-before="4.445cm" text:min-label-width="0.635cm"/>
      </text:list-level-style-number>
      <text:list-level-style-number text:level="8" style:num-prefix="[" style:num-suffix="] " style:num-format="1">
        <style:list-level-properties text:space-before="5.08cm" text:min-label-width="0.635cm"/>
      </text:list-level-style-number>
      <text:list-level-style-number text:level="9" style:num-prefix="[" style:num-suffix="] " style:num-format="1">
        <style:list-level-properties text:space-before="5.715cm" text:min-label-width="0.635cm"/>
      </text:list-level-style-number>
      <text:list-level-style-number text:level="10" style:num-prefix="[" style:num-suffix="] " style:num-format="1">
        <style:list-level-properties text:space-before="6.35cm" text:min-label-width="0.635cm"/>
      </text:list-level-style-number>
    </text:list-style>
    <text:list-style style:name="OrgOutline" style:display-name="OrgOutline">
      <text:list-level-style-number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list-level-style-number>
    </text:list-style>
    <style:style style:name="OrgCite" style:family="text"/>
    <!-- Styles for displaying Indices of Figures, Tables, Listings etc -->
    <style:style style:name="Index_20_Link" style:display-name="Index Link" style:family="text"/>
    <style:style style:name="Org_20_Index_20_Heading" style:display-name="Org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rg_20_Index" style:display-name="Org Index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OrgFigureText" style:family="paragraph" style:parent-style-name="Frame_20_contents">
      <style:paragraph-properties fo:text-align="end" style:justify-single-word="false"/>
    </style:style>
    <style:style style:name="OrgSubFigure" style:family="paragraph" style:parent-style-name="Figure"/>
    <style:style style:name="OrgSubListing" style:family="paragraph" style:parent-style-name="Listing"/>
    <style:style style:name="OrgSubTable" style:family="paragraph" style:parent-style-name="Table"/>
    <style:style style:name="OrgFigureBody" style:family="paragraph" style:parent-style-name="Text_20_body"/>
    <style:style style:name="OrgSubFigureBody" style:family="paragraph" style:parent-style-name="OrgFigureBody"/>
    <style:style style:name="OrgFormulaBody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ubFormulaBody" style:family="paragraph" style:parent-style-name="OrgFormulaBody"/>
    <style:style style:name="OrgFormulaNumberFrame" style:family="graphic" style:parent-style-name="Frame">
      <style:graphic-properties svg:width="2cm" fo:min-height="0.499cm" svg:x="14.799cm" svg:y="0.21cm" fo:margin-left="0.201cm" fo:margin-right="0.201cm" fo:margin-top="0.201cm" fo:margin-bottom="0.201cm" style:wrap="parallel" style:number-wrapped-paragraphs="no-limit" style:wrap-contour="false" style:vertical-pos="middle" style:vertical-rel="paragraph-content" style:horizontal-pos="right" style:horizontal-rel="paragraph" fo:background-color="transparent" draw:fill="none" draw:fill-color="#729fcf" fo:padding="0.15cm" fo:border="none"/>
    </style:style>
    <!-- Org Htmlfontify Styles -->
    <style:style style:name="OrgLocale" style:family="paragraph" style:parent-style-name="OrgUser">
      <style:text-properties fo:language="en" fo:country="US" style:language-asian="none" style:country-asian="none" style:language-complex="none" style:country-complex="none"/>
    </style:style>
    <style:style style:name="Standard" style:family="paragraph" style:parent-style-name="OrgLocale"/>
    <style:style style:name="OrgTableContents" style:family="paragraph" style:parent-style-name="Table_20_Contents"/>
    <style:style style:name="OrgTableContentsLeft" style:family="paragraph" style:parent-style-name="OrgTableContents">
      <style:paragraph-properties fo:text-align="lef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FirstColumn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ColumnContentsLeft" style:family="paragraph" style:parent-style-name="OrgTableFirstColumnContents">
      <style:paragraph-properties fo:text-align="center" style:justify-single-word="false"/>
    </style:style>
    <style:style style:name="OrgTableFirstColumnContentsCenter" style:family="paragraph" style:parent-style-name="OrgTableFirstColumnContents">
      <style:paragraph-properties fo:text-align="center" style:justify-single-word="false"/>
    </style:style>
    <style:style style:name="OrgTableFirstColumnContentsRight" style:family="paragraph" style:parent-style-name="OrgTableFirstColumnContents">
      <style:paragraph-properties fo:text-align="center" style:justify-single-word="false"/>
    </style:style>
    <style:style style:name="OrgTableLastColumnContents" style:family="paragraph" style:parent-style-name="OrgTableContents"/>
    <style:style style:name="OrgTableLastColumnContentsLeft" style:family="paragraph" style:parent-style-name="OrgTableLastColumnContents">
      <style:paragraph-properties fo:text-align="left" style:justify-single-word="false"/>
    </style:style>
    <style:style style:name="OrgTableLastColumnContentsCenter" style:family="paragraph" style:parent-style-name="OrgTableLastColumnContents">
      <style:paragraph-properties fo:text-align="center" style:justify-single-word="false"/>
    </style:style>
    <style:style style:name="OrgTableLastColumnContentsRight" style:family="paragraph" style:parent-style-name="OrgTableLastColumnContents">
      <style:paragraph-properties fo:text-align="right" style:justify-single-word="false"/>
    </style:style>
    <style:style style:name="OrgTableFirstRow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RowContentsLeft" style:family="paragraph" style:parent-style-name="OrgTableFirstRowContents">
      <style:paragraph-properties fo:text-align="center" style:justify-single-word="false"/>
    </style:style>
    <style:style style:name="OrgTableFirstRowContentsCenter" style:family="paragraph" style:parent-style-name="OrgTableFirstRowContents">
      <style:paragraph-properties fo:text-align="center" style:justify-single-word="false"/>
    </style:style>
    <style:style style:name="OrgTableFirstRowContentsRight" style:family="paragraph" style:parent-style-name="OrgTableFirstRowContents">
      <style:paragraph-properties fo:text-align="center" style:justify-single-word="false"/>
    </style:style>
    <style:style style:name="OrgTableLastRowContents" style:family="paragraph" style:parent-style-name="OrgTableContents"/>
    <style:style style:name="OrgTableLastRowContentsLeft" style:family="paragraph" style:parent-style-name="OrgTableLastRowContents">
      <style:paragraph-properties fo:text-align="left" style:justify-single-word="false"/>
    </style:style>
    <style:style style:name="OrgTableLastRowContentsCenter" style:family="paragraph" style:parent-style-name="OrgTableLastRowContents">
      <style:paragraph-properties fo:text-align="center" style:justify-single-word="false"/>
    </style:style>
    <style:style style:name="OrgTableLastRowContentsRight" style:family="paragraph" style:parent-style-name="OrgTableLastRowContents">
      <style:paragraph-properties fo:text-align="right" style:justify-single-word="false"/>
    </style:style>
    <style:style style:name="OrgTableEvenRowContents" style:family="paragraph" style:parent-style-name="OrgTableContents"/>
    <style:style style:name="OrgTableEvenRowContentsLeft" style:family="paragraph" style:parent-style-name="OrgTableEvenRowContents">
      <style:paragraph-properties fo:text-align="left" style:justify-single-word="false"/>
    </style:style>
    <style:style style:name="OrgTableEvenRowContentsCenter" style:family="paragraph" style:parent-style-name="OrgTableEvenRowContents">
      <style:paragraph-properties fo:text-align="center" style:justify-single-word="false"/>
    </style:style>
    <style:style style:name="OrgTableEvenRowContentsRight" style:family="paragraph" style:parent-style-name="OrgTableEvenRowContents">
      <style:paragraph-properties fo:text-align="right" style:justify-single-word="false"/>
    </style:style>
    <style:style style:name="OrgTableOddRowContents" style:family="paragraph" style:parent-style-name="OrgTableContents"/>
    <style:style style:name="OrgTableOddRowContentsLeft" style:family="paragraph" style:parent-style-name="OrgTableOddRowContents">
      <style:paragraph-properties fo:text-align="left" style:justify-single-word="false"/>
    </style:style>
    <style:style style:name="OrgTableOddRowContentsCenter" style:family="paragraph" style:parent-style-name="OrgTableOddRowContents">
      <style:paragraph-properties fo:text-align="center" style:justify-single-word="false"/>
    </style:style>
    <style:style style:name="OrgTableOddRowContentsRight" style:family="paragraph" style:parent-style-name="OrgTableOddRowContents">
      <style:paragraph-properties fo:text-align="right" style:justify-single-word="false"/>
    </style:style>
    <style:style style:name="OrgTableEvenColumnContents" style:family="paragraph" style:parent-style-name="OrgTableContents"/>
    <style:style style:name="OrgTableEvenColumnContentsLeft" style:family="paragraph" style:parent-style-name="OrgTableEvenColumnContents">
      <style:paragraph-properties fo:text-align="left" style:justify-single-word="false"/>
    </style:style>
    <style:style style:name="OrgTableEvenColumnContentsCenter" style:family="paragraph" style:parent-style-name="OrgTableEvenColumnContents">
      <style:paragraph-properties fo:text-align="center" style:justify-single-word="false"/>
    </style:style>
    <style:style style:name="OrgTableEvenColumnContentsRight" style:family="paragraph" style:parent-style-name="OrgTableEvenColumnContents">
      <style:paragraph-properties fo:text-align="right" style:justify-single-word="false"/>
    </style:style>
    <style:style style:name="OrgTableOddColumnContents" style:family="paragraph" style:parent-style-name="OrgTableContents"/>
    <style:style style:name="OrgTableOddColumnContentsLeft" style:family="paragraph" style:parent-style-name="OrgTableOddColumnContents">
      <style:paragraph-properties fo:text-align="left" style:justify-single-word="false"/>
    </style:style>
    <style:style style:name="OrgTableOddColumnContentsCenter" style:family="paragraph" style:parent-style-name="OrgTableOddColumnContents">
      <style:paragraph-properties fo:text-align="center" style:justify-single-word="false"/>
    </style:style>
    <style:style style:name="OrgTableOddColumnContentsRight" style:family="paragraph" style:parent-style-name="OrgTableOddColumnContents">
      <style:paragraph-properties fo:text-align="right" style:justify-single-word="false"/>
    </style:style>
    <style:style style:name="CustomTableContents" style:family="paragraph" style:parent-style-name="Table_20_Contents"/>
    <style:style style:name="CustomTableContentsLeft" style:family="paragraph" style:parent-style-name="CustomTableContents">
      <style:paragraph-properties fo:text-align="left" style:justify-single-word="false"/>
    </style:style>
    <style:style style:name="CustomTableContentsCenter" style:family="paragraph" style:parent-style-name="CustomTableContents">
      <style:paragraph-properties fo:text-align="center" style:justify-single-word="false"/>
    </style:style>
    <style:style style:name="CustomTableContentsRight" style:family="paragraph" style:parent-style-name="CustomTableContents">
      <style:paragraph-properties fo:text-align="right" style:justify-single-word="false"/>
    </style:style>
    <style:style style:name="CustomTableFirstColumnContents" style:family="paragraph" style:parent-style-name="CustomTableContents"/>
    <style:style style:name="CustomTableFirstColumnContentsLeft" style:family="paragraph" style:parent-style-name="CustomTableFirstColumnContents">
      <style:paragraph-properties fo:text-align="left" style:justify-single-word="false"/>
    </style:style>
    <style:style style:name="CustomTableFirstColumnContentsCenter" style:family="paragraph" style:parent-style-name="CustomTableFirstColumnContents">
      <style:paragraph-properties fo:text-align="center" style:justify-single-word="false"/>
    </style:style>
    <style:style style:name="CustomTableFirstColumnContentsRight" style:family="paragraph" style:parent-style-name="CustomTableFirstColumnContents">
      <style:paragraph-properties fo:text-align="right" style:justify-single-word="false"/>
    </style:style>
    <style:style style:name="CustomTableLastColumnContents" style:family="paragraph" style:parent-style-name="CustomTableContents"/>
    <style:style style:name="CustomTableLastColumnContentsLeft" style:family="paragraph" style:parent-style-name="CustomTableLastColumnContents">
      <style:paragraph-properties fo:text-align="left" style:justify-single-word="false"/>
    </style:style>
    <style:style style:name="CustomTableLastColumnContentsCenter" style:family="paragraph" style:parent-style-name="CustomTableLastColumnContents">
      <style:paragraph-properties fo:text-align="center" style:justify-single-word="false"/>
    </style:style>
    <style:style style:name="CustomTableLastColumnContentsRight" style:family="paragraph" style:parent-style-name="CustomTableLastColumnContents">
      <style:paragraph-properties fo:text-align="right" style:justify-single-word="false"/>
    </style:style>
    <style:style style:name="CustomTableFirstRowContents" style:family="paragraph" style:parent-style-name="CustomTableContents"/>
    <style:style style:name="CustomTableFirstRowContentsLeft" style:family="paragraph" style:parent-style-name="CustomTableFirstRowContents">
      <style:paragraph-properties fo:text-align="left" style:justify-single-word="false"/>
    </style:style>
    <style:style style:name="CustomTableFirstRowContentsCenter" style:family="paragraph" style:parent-style-name="CustomTableFirstRowContents">
      <style:paragraph-properties fo:text-align="center" style:justify-single-word="false"/>
    </style:style>
    <style:style style:name="CustomTableFirstRowContentsRight" style:family="paragraph" style:parent-style-name="CustomTableFirstRowContents">
      <style:paragraph-properties fo:text-align="right" style:justify-single-word="false"/>
    </style:style>
    <style:style style:name="CustomTableLastRowContents" style:family="paragraph" style:parent-style-name="CustomTableContents"/>
    <style:style style:name="CustomTableLastRowContentsLeft" style:family="paragraph" style:parent-style-name="CustomTableLastRowContents">
      <style:paragraph-properties fo:text-align="left" style:justify-single-word="false"/>
    </style:style>
    <style:style style:name="CustomTableLastRowContentsCenter" style:family="paragraph" style:parent-style-name="CustomTableLastRowContents">
      <style:paragraph-properties fo:text-align="center" style:justify-single-word="false"/>
    </style:style>
    <style:style style:name="CustomTableLastRowContentsRight" style:family="paragraph" style:parent-style-name="CustomTableLastRowContents">
      <style:paragraph-properties fo:text-align="right" style:justify-single-word="false"/>
    </style:style>
    <style:style style:name="CustomTableEvenRowContents" style:family="paragraph" style:parent-style-name="CustomTableContents"/>
    <style:style style:name="CustomTableEvenRowContentsLeft" style:family="paragraph" style:parent-style-name="CustomTableEvenRowContents">
      <style:paragraph-properties fo:text-align="left" style:justify-single-word="false"/>
    </style:style>
    <style:style style:name="CustomTableEvenRowContentsCenter" style:family="paragraph" style:parent-style-name="CustomTableEvenRowContents">
      <style:paragraph-properties fo:text-align="center" style:justify-single-word="false"/>
    </style:style>
    <style:style style:name="CustomTableEvenRowContentsRight" style:family="paragraph" style:parent-style-name="CustomTableEvenRowContents">
      <style:paragraph-properties fo:text-align="right" style:justify-single-word="false"/>
    </style:style>
    <style:style style:name="CustomTableOddRowContents" style:family="paragraph" style:parent-style-name="CustomTableContents"/>
    <style:style style:name="CustomTableOddRowContentsLeft" style:family="paragraph" style:parent-style-name="CustomTableOddRowContents">
      <style:paragraph-properties fo:text-align="left" style:justify-single-word="false"/>
    </style:style>
    <style:style style:name="CustomTableOddRowContentsCenter" style:family="paragraph" style:parent-style-name="CustomTableOddRowContents">
      <style:paragraph-properties fo:text-align="center" style:justify-single-word="false"/>
    </style:style>
    <style:style style:name="CustomTableOddRowContentsRight" style:family="paragraph" style:parent-style-name="CustomTableOddRowContents">
      <style:paragraph-properties fo:text-align="right" style:justify-single-word="false"/>
    </style:style>
    <style:style style:name="CustomTableEvenColumnContents" style:family="paragraph" style:parent-style-name="CustomTableContents"/>
    <style:style style:name="CustomTableEvenColumnContentsLeft" style:family="paragraph" style:parent-style-name="CustomTableEvenColumnContents">
      <style:paragraph-properties fo:text-align="left" style:justify-single-word="false"/>
    </style:style>
    <style:style style:name="CustomTableEvenColumnContentsCenter" style:family="paragraph" style:parent-style-name="CustomTableEvenColumnContents">
      <style:paragraph-properties fo:text-align="center" style:justify-single-word="false"/>
    </style:style>
    <style:style style:name="CustomTableEvenColumnContentsRight" style:family="paragraph" style:parent-style-name="CustomTableEvenColumnContents">
      <style:paragraph-properties fo:text-align="right" style:justify-single-word="false"/>
    </style:style>
    <style:style style:name="CustomTableOddColumnContents" style:family="paragraph" style:parent-style-name="CustomTableContents"/>
    <style:style style:name="CustomTableOddColumnContentsLeft" style:family="paragraph" style:parent-style-name="CustomTableOddColumnContents">
      <style:paragraph-properties fo:text-align="left" style:justify-single-word="false"/>
    </style:style>
    <style:style style:name="CustomTableOddColumnContentsCenter" style:family="paragraph" style:parent-style-name="CustomTableOddColumnContents">
      <style:paragraph-properties fo:text-align="center" style:justify-single-word="false"/>
    </style:style>
    <style:style style:name="CustomTableOddColumnContentsRight" style:family="paragraph" style:parent-style-name="CustomTableOddColumnContents">
      <style:paragraph-properties fo:text-align="right" style:justify-single-word="false"/>
    </style:style>
    <style:style style:name="OrgInlineFormula" style:parent-style-name="Formula" style:family="graphic">
      <style:graphic-properties draw:wrap-influence-on-position="once-concurrent" fo:margin-left="0cm" fo:margin-right="0cm" style:number-wrapped-paragraphs="no-limit" style:vertical-pos="middle" style:vertical-rel="text" style:wrap="parallel" style:wrap-contour="false" svg:y="0cm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!-- Footnotes & Endnotes: Page layouts --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  <!-- Endnotes & Footnotes: Page styles -->
    <style:master-page style:name="Footnote" style:page-layout-name="Mpm6"/>
    <style:master-page style:name="End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macksnotes</dc:creator>
    <meta:initial-creator>emacksnotes</meta:initial-creator>
  </office:meta>
</office:document-meta>
</file>

<file path=Formula-0001/content.xml><?xml version="1.0" encoding="utf-8"?>
<math xmlns="http://www.w3.org/1998/Math/MathML" display="block">
  <semantics>
    <mi/>
    <annotation encoding="StarMath 5.0">{func e}^{i %pi}</annotation>
  </semantics>
</math>
</file>

<file path=Formula-0002/content.xml><?xml version="1.0" encoding="utf-8"?>
<math xmlns="http://www.w3.org/1998/Math/MathML" display="block">
  <semantics>
    <mi/>
    <annotation encoding="StarMath 5.0">{func e}^{i %pi}</annotation>
  </semantics>
</math>
</file>

<file path=Formula-0003/content.xml><?xml version="1.0" encoding="utf-8"?>
<math xmlns="http://www.w3.org/1998/Math/MathML" display="block">
  <semantics>
    <mi/>
    <annotation encoding="StarMath 5.0">{func e}^{z}</annotation>
  </semantics>
</math>
</file>

<file path=Formula-0004/content.xml><?xml version="1.0" encoding="utf-8"?>
<math xmlns="http://www.w3.org/1998/Math/MathML" display="block">
  <semantics>
    <mi/>
    <annotation encoding="StarMath 5.0">z</annotation>
  </semantics>
</math>
</file>

<file path=Formula-0005/content.xml><?xml version="1.0" encoding="utf-8"?>
<math xmlns="http://www.w3.org/1998/Math/MathML" display="block">
  <semantics>
    <mi/>
    <annotation encoding="StarMath 5.0">{func e}^{z}</annotation>
  </semantics>
</math>
</file>

<file path=Formula-0006/content.xml><?xml version="1.0" encoding="utf-8"?>
<math xmlns="http://www.w3.org/1998/Math/MathML" display="block">
  <semantics>
    <mi/>
    <annotation encoding="StarMath 5.0">z</annotation>
  </semantics>
</math>
</file>

<file path=Formula-0007/content.xml><?xml version="1.0" encoding="utf-8"?>
<math xmlns="http://www.w3.org/1998/Math/MathML" display="block">
  <semantics>
    <mi/>
    <annotation encoding="StarMath 5.0">{func e}^{z} =  lim from{n -&gt; infinity} ({  1 + z over n })^{ n }</annotation>
  </semantics>
</math>
</file>

<file path=Formula-0008/content.xml><?xml version="1.0" encoding="utf-8"?>
<math xmlns="http://www.w3.org/1998/Math/MathML" display="block">
  <semantics>
    <mi/>
    <annotation encoding="StarMath 5.0">({ 1 + {i %pi} wideslash n })^{ n}</annotation>
  </semantics>
</math>
</file>

<file path=Formula-0009/content.xml><?xml version="1.0" encoding="utf-8"?>
<math xmlns="http://www.w3.org/1998/Math/MathML" display="block">
  <semantics>
    <mi/>
    <annotation encoding="StarMath 5.0">{func e}^{i x} `=` cos( x ) ` + ` i ` sin( x )</annotation>
  </semantics>
</math>
</file>

<file path=Formula-0010/content.xml><?xml version="1.0" encoding="utf-8"?>
<math xmlns="http://www.w3.org/1998/Math/MathML" display="block">
  <semantics>
    <mi/>
    <annotation encoding="StarMath 5.0">x = π</annotation>
  </semantics>
</math>
</file>

<file path=Formula-0011/content.xml><?xml version="1.0" encoding="utf-8"?>
<math xmlns="http://www.w3.org/1998/Math/MathML" display="block">
  <semantics>
    <mi/>
    <annotation encoding="StarMath 5.0">{func e}^{i %pi} `=` cos %pi  ` + ` i ` sin %pi </annotation>
  </semantics>
</math>
</file>

<file path=Formula-0012/content.xml><?xml version="1.0" encoding="utf-8"?>
<math xmlns="http://www.w3.org/1998/Math/MathML" display="block">
  <semantics>
    <mi/>
    <annotation encoding="StarMath 5.0">cos %pi `=` -1</annotation>
  </semantics>
</math>
</file>

<file path=Formula-0013/content.xml><?xml version="1.0" encoding="utf-8"?>
<math xmlns="http://www.w3.org/1998/Math/MathML" display="block">
  <semantics>
    <mi/>
    <annotation encoding="StarMath 5.0">sin %pi `=` 0</annotation>
  </semantics>
</math>
</file>

<file path=Formula-0014/content.xml><?xml version="1.0" encoding="utf-8"?>
<math xmlns="http://www.w3.org/1998/Math/MathML" display="block">
  <semantics>
    <mi/>
    <annotation encoding="StarMath 5.0">{func e}^{i %pi} = -1</annotation>
  </semantics>
</math>
</file>

<file path=Formula-0015/content.xml><?xml version="1.0" encoding="utf-8"?>
<math xmlns="http://www.w3.org/1998/Math/MathML" display="block">
  <semantics>
    <mi/>
    <annotation encoding="StarMath 5.0">{func e}^{i %pi} + 1 = 0</annotation>
  </semantics>
</math>
</file>